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37df" officeooo:paragraph-rsid="00183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ing from files in Java</text:p>
      <text:p text:style-name="P1"/>
      <text:p text:style-name="P1">There are several different ways to read input from a text file, including the use of Scanners along with their various "next" methods, such as nextInt(). (There's a good explanation of this at https://docs.oracle.com/javase/tutorial/essential/io/scanning.html.) Here is an example of a somewhat old-fashioned approach that has the advantage of working from within an application or an applet. The "StreamTokenizer" parses the contents of the input file into "tokens", which are basically words--sequences of characters delineated by whitespace. (By the way, the method outlined here does not use FileReaders, a technique outlined in most introductory Java textbooks. The Resource technique is what allows programs to run correctly both from within Java apps and applets.)</text:p>
      <text:p text:style-name="P1"/>
      <text:p text:style-name="P1">In the code below foo must be an instance of a user-defined class (i.e., a class that you have written, not a system-provided class.) If this code was in a public, non-static method, you could omit the "foo".</text:p>
      <text:p text:style-name="P1"/>
      <text:p text:style-name="P1">try </text:p>
      <text:p text:style-name="P1"><text:s text:c="3"/>{ </text:p>
      <text:p text:style-name="P1"><text:s text:c="3"/>//create file input stream. Note that foo must a member of a user-defined class</text:p>
      <text:p text:style-name="P1"><text:s text:c="3"/>InputStream inS = foo.getClass().getResourceAsStream("input.txt"); <text:s text:c="3"/></text:p>
      <text:p text:style-name="P1"><text:s text:c="3"/>if (inS == null) {</text:p>
      <text:p text:style-name="P1"><text:s text:c="5"/>System.out.println("File not found: input.txt"); </text:p>
      <text:p text:style-name="P1"><text:s text:c="5"/>return;</text:p>
      <text:p text:style-name="P1"><text:s text:c="3"/>}</text:p>
      <text:p text:style-name="P1"><text:s text:c="3"/>// A Reader reads input as characters, rather than raw data.</text:p>
      <text:p text:style-name="P1"><text:s text:c="3"/>BufferedReader buffR = new BufferedReader(new InputStreamReader(inS));</text:p>
      <text:p text:style-name="P1"><text:s text:c="3"/>//The stream tokenizer parses the characters into words, integers, etc.</text:p>
      <text:p text:style-name="P1"><text:s text:c="3"/>StreamTokenizer in = new StreamTokenizer(buffR);</text:p>
      <text:p text:style-name="P1"><text:s text:c="3"/>in.nextToken(); // Get the first token. (A token can be a word, a number, <text:s text:c="3"/>EOF, etc.)</text:p>
      <text:p text:style-name="P1"><text:s text:c="3"/>while (in.ttype != in.TT_EOF) // Keep going until exhausting tokens </text:p>
      <text:p text:style-name="P1"><text:s text:c="3"/>{ </text:p>
      <text:p text:style-name="P1"><text:s text:c="5"/>if (in.ttype == in.TT_WORD) {</text:p>
      <text:p text:style-name="P1"><text:s text:c="7"/>if (in.sval.equals("JOB")) {</text:p>
      <text:p text:style-name="P1"><text:s text:c="9"/>... }</text:p>
      <text:p text:style-name="P1"><text:s text:c="7"/>...}</text:p>
      <text:p text:style-name="P1"><text:s text:c="3"/>in.nextToken(); // Get the next token </text:p>
      <text:p text:style-name="P1"><text:s text:c="3"/>} </text:p>
      <text:p text:style-name="P1">} // yrt </text:p>
      <text:p text:style-name="P1">catch (IOException ex){ </text:p>
      <text:p text:style-name="P1"><text:s text:c="3"/>System.out.println(ex.getMessage()); </text:p>
      <text:p text:style-name="P1">} </text:p>
      <text:p text:style-name="P1">finally { </text:p>
      <text:p text:style-name="P1"><text:s text:c="3"/>try { </text:p>
      <text:p text:style-name="P1"><text:s text:c="5"/>if (inS != null) inS.close(); </text:p>
      <text:p text:style-name="P1"><text:s text:c="3"/>} </text:p>
      <text:p text:style-name="P1"><text:s text:c="3"/>catch (IOException ex) </text:p>
      <text:p text:style-name="P1"><text:s text:c="3"/>{ </text:p>
      <text:p text:style-name="P1"><text:s text:c="5"/>System.err.println("Had trouble closing input.txt.");</text:p>
      <text:p text:style-name="P1"><text:s text:c="3"/>} </text:p>
      <text:p text:style-name="P1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0:49:26.499936000</meta:creation-date>
    <dc:date>2015-06-28T10:49:50.040509000</dc:date>
    <meta:editing-duration>PT23S</meta:editing-duration>
    <meta:editing-cycles>1</meta:editing-cycles>
    <meta:document-statistic meta:table-count="0" meta:image-count="0" meta:object-count="0" meta:page-count="1" meta:paragraph-count="37" meta:word-count="292" meta:character-count="2058" meta:non-whitespace-character-count="1670"/>
    <meta:generator>LibreOffice/4.3.7.2$MacOSX_X86_64 LibreOffice_project/8a35821d8636a03b8bf4e15b48f59794652c68ba</meta:generator>
  </office:meta>
</office:document-meta>
</file>